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8cm" fo:min-width="1.158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8cm" fo:min-width="1.54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8cm" fo:min-width="1.15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9cm" fo:min-width="1.5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7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6cm" fo:min-width="0cm"/>
    </style:style>
    <style:style style:name="gr12" style:family="graphic" style:parent-style-name="standard">
      <style:graphic-properties svg:stroke-color="#000000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9cm" fo:min-width="3.0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9cm" fo:min-width="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2cm" fo:min-width="3.32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09cm" fo:min-width="4.266cm"/>
    </style:style>
    <style:style style:name="gr18" style:family="graphic" style:parent-style-name="standard">
      <style:graphic-properties draw:stroke="none" svg:stroke-color="#000000" draw:fill="none" draw:fill-color="#ffffff" fo:min-height="1.352cm"/>
    </style:style>
    <style:style style:name="gr19" style:family="graphic" style:parent-style-name="standard">
      <style:graphic-properties draw:stroke="none" svg:stroke-color="#000000" draw:fill="none" draw:fill-color="#ffffff" fo:min-height="1.79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678cm" svg:height="4.99cm" svg:x="6.562cm" svg:y="12.565cm">
            <text:p text:style-name="P1">SPI Interface</text:p>
            <text:p text:style-name="P1">(Shift register)</text:p>
            <text:p text:style-name="P1">16 bit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6.561cm" svg:y1="16.723cm" svg:x2="6.75cm" svg:y2="16.889cm">
            <text:p/>
          </draw:line>
          <draw:line draw:style-name="gr2" draw:text-style-name="P1" draw:layer="layout" svg:x1="6.561cm" svg:y1="17.056cm" svg:x2="6.75cm" svg:y2="16.89cm">
            <text:p/>
          </draw:line>
          <draw:line draw:style-name="gr2" draw:text-style-name="P1" draw:layer="layout" svg:x1="5.426cm" svg:y1="16.89cm" svg:x2="6.562cm" svg:y2="16.89cm">
            <text:p/>
          </draw:line>
          <draw:line draw:style-name="gr3" draw:text-style-name="P1" draw:layer="layout" svg:x1="6.372cm" svg:y1="17.223cm" svg:x2="6.372cm" svg:y2="16.391cm">
            <text:p/>
          </draw:line>
          <draw:frame draw:style-name="gr4" draw:text-style-name="P2" draw:layer="layout" svg:width="1.658cm" svg:height="0.998cm" svg:x="4.564cm" svg:y="15.892cm">
            <draw:text-box>
              <text:p><text:span text:style-name="T1">Clk</text:span></text:p>
            </draw:text-box>
          </draw:frame>
          <draw:custom-shape draw:style-name="gr5" draw:text-style-name="P1" draw:layer="layout" svg:width="0.379cm" svg:height="0.332cm" svg:x="6.94cm" svg:y="17.5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129cm" svg:y1="17.888cm" svg:x2="7.129cm" svg:y2="18.221cm">
            <text:p/>
          </draw:line>
          <draw:frame draw:style-name="gr6" draw:text-style-name="P2" draw:layer="layout" svg:width="2.047cm" svg:height="0.998cm" svg:x="6.975cm" svg:y="17.555cm">
            <draw:text-box>
              <text:p><text:span text:style-name="T1">nRst</text:span></text:p>
            </draw:text-box>
          </draw:frame>
        </draw:g>
        <draw:g xml:id="id3" draw:id="id3">
          <draw:custom-shape draw:style-name="gr1" draw:text-style-name="P1" draw:layer="layout" svg:width="5.678cm" svg:height="4.989cm" svg:x="15.405cm" svg:y="14.026cm">
            <text:p text:style-name="P1">FIFO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5.405cm" svg:y1="18.184cm" svg:x2="15.594cm" svg:y2="18.35cm">
            <text:p/>
          </draw:line>
          <draw:line draw:style-name="gr2" draw:text-style-name="P1" draw:layer="layout" svg:x1="15.405cm" svg:y1="18.516cm" svg:x2="15.594cm" svg:y2="18.35cm">
            <text:p/>
          </draw:line>
          <draw:line draw:style-name="gr2" draw:text-style-name="P1" draw:layer="layout" svg:x1="14.269cm" svg:y1="18.35cm" svg:x2="15.405cm" svg:y2="18.35cm">
            <text:p/>
          </draw:line>
          <draw:line draw:style-name="gr3" draw:text-style-name="P1" draw:layer="layout" svg:x1="15.216cm" svg:y1="18.683cm" svg:x2="15.216cm" svg:y2="17.851cm">
            <text:p/>
          </draw:line>
          <draw:frame draw:style-name="gr7" draw:text-style-name="P2" draw:layer="layout" svg:width="1.657cm" svg:height="0.998cm" svg:x="13.408cm" svg:y="17.353cm">
            <draw:text-box>
              <text:p><text:span text:style-name="T1">Clk</text:span></text:p>
            </draw:text-box>
          </draw:frame>
          <draw:custom-shape draw:style-name="gr5" draw:text-style-name="P1" draw:layer="layout" svg:width="0.378cm" svg:height="0.333cm" svg:x="15.784cm" svg:y="19.0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5.973cm" svg:y1="19.348cm" svg:x2="15.973cm" svg:y2="19.681cm">
            <text:p/>
          </draw:line>
          <draw:frame draw:style-name="gr8" draw:text-style-name="P2" draw:layer="layout" svg:width="2.047cm" svg:height="0.999cm" svg:x="15.818cm" svg:y="19.015cm">
            <draw:text-box>
              <text:p><text:span text:style-name="T1">nRst</text:span></text:p>
            </draw:text-box>
          </draw:frame>
        </draw:g>
        <draw:frame draw:style-name="gr9" draw:layer="layout" svg:width="2.447cm" svg:height="1.107cm" svg:x="2.052cm" svg:y="16.216cm">
          <draw:text-box>
            <text:p>SDDI</text:p>
          </draw:text-box>
        </draw:frame>
        <draw:g xml:id="id2" draw:id="id2">
          <draw:custom-shape draw:style-name="gr1" draw:text-style-name="P1" draw:layer="layout" svg:width="5.678cm" svg:height="4.99cm" svg:x="14.967cm" svg:y="6.285cm">
            <text:p text:style-name="P1">Timer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4.967cm" svg:y1="10.443cm" svg:x2="15.156cm" svg:y2="10.609cm">
            <text:p/>
          </draw:line>
          <draw:line draw:style-name="gr2" draw:text-style-name="P1" draw:layer="layout" svg:x1="14.967cm" svg:y1="10.776cm" svg:x2="15.156cm" svg:y2="10.61cm">
            <text:p/>
          </draw:line>
          <draw:line draw:style-name="gr2" draw:text-style-name="P1" draw:layer="layout" svg:x1="13.831cm" svg:y1="10.61cm" svg:x2="14.967cm" svg:y2="10.61cm">
            <text:p/>
          </draw:line>
          <draw:line draw:style-name="gr3" draw:text-style-name="P1" draw:layer="layout" svg:x1="14.777cm" svg:y1="10.943cm" svg:x2="14.777cm" svg:y2="10.111cm">
            <text:p/>
          </draw:line>
          <draw:frame draw:style-name="gr7" draw:text-style-name="P2" draw:layer="layout" svg:width="1.657cm" svg:height="0.998cm" svg:x="12.97cm" svg:y="9.612cm">
            <draw:text-box>
              <text:p><text:span text:style-name="T1">Clk</text:span></text:p>
            </draw:text-box>
          </draw:frame>
          <draw:custom-shape draw:style-name="gr5" draw:text-style-name="P1" draw:layer="layout" svg:width="0.378cm" svg:height="0.332cm" svg:x="15.346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5.535cm" svg:y1="11.608cm" svg:x2="15.535cm" svg:y2="11.941cm">
            <text:p/>
          </draw:line>
          <draw:frame draw:style-name="gr6" draw:text-style-name="P2" draw:layer="layout" svg:width="2.047cm" svg:height="0.998cm" svg:x="15.38cm" svg:y="11.275cm">
            <draw:text-box>
              <text:p><text:span text:style-name="T1">nRst</text:span></text:p>
            </draw:text-box>
          </draw:frame>
        </draw:g>
        <draw:line draw:style-name="gr10" draw:text-style-name="P1" draw:layer="layout" svg:x1="19.228cm" svg:y1="22.642cm" svg:x2="19.251cm" svg:y2="18.954cm">
          <text:p/>
        </draw:line>
        <draw:frame draw:style-name="gr11" draw:layer="layout" svg:width="3.213cm" svg:height="1.106cm" draw:transform="rotate (-1.57707951210208) translate (20.668cm 19.875cm)">
          <draw:text-box>
            <text:p>Read</text:p>
          </draw:text-box>
        </draw:frame>
        <draw:frame draw:style-name="gr11" draw:layer="layout" svg:width="2.665cm" svg:height="1.106cm" svg:x="21.149cm" svg:y="5.409cm">
          <draw:text-box>
            <text:p>Done</text:p>
          </draw:text-box>
        </draw:frame>
        <draw:frame draw:style-name="gr9" draw:layer="layout" svg:width="2.666cm" svg:height="1.107cm" svg:x="21.696cm" svg:y="7.015cm">
          <draw:text-box>
            <text:p>Write</text:p>
          </draw:text-box>
        </draw:frame>
        <draw:line draw:style-name="gr10" draw:text-style-name="P1" draw:layer="layout" svg:x1="24.362cm" svg:y1="8.184cm" svg:x2="20.674cm" svg:y2="8.184cm">
          <text:p/>
        </draw:line>
        <draw:line draw:style-name="gr10" draw:text-style-name="P1" draw:layer="layout" svg:x1="20.564cm" svg:y1="6.869cm" svg:x2="23.814cm" svg:y2="6.869cm">
          <text:p/>
        </draw:line>
        <draw:line draw:style-name="gr10" draw:text-style-name="P1" xml:id="id1" draw:id="id1" draw:layer="layout" svg:x1="9.026cm" svg:y1="10.374cm" svg:x2="9.026cm" svg:y2="12.565cm">
          <text:p/>
        </draw:line>
        <draw:connector draw:style-name="gr12" draw:text-style-name="P1" draw:layer="layout" svg:x1="9.026cm" svg:y1="10.374cm" svg:x2="16.807cm" svg:y2="6.285cm" draw:start-shape="id1" draw:start-glue-point="0" draw:end-shape="id2" draw:end-glue-point="0" svg:d="M9026 10374v-4590h7781v501" svg:viewBox="0 0 7782 4591">
          <text:p/>
        </draw:connector>
        <draw:connector draw:style-name="gr12" draw:text-style-name="P1" draw:layer="layout" svg:x1="16.807cm" svg:y1="6.285cm" svg:x2="17.245cm" svg:y2="14.026cm" draw:start-shape="id2" draw:start-glue-point="0" draw:end-shape="id3" draw:end-glue-point="0" svg:d="M16807 6285v-501h4339v7365h-3901v877" svg:viewBox="0 0 4340 8243">
          <text:p/>
        </draw:connector>
        <draw:g>
          <draw:line draw:style-name="gr13" draw:text-style-name="P1" draw:layer="layout" svg:x1="15.307cm" svg:y1="14.691cm" svg:x2="12.041cm" svg:y2="14.654cm">
            <text:p/>
          </draw:line>
          <draw:line draw:style-name="gr2" draw:text-style-name="P1" draw:layer="layout" svg:x1="14.333cm" svg:y1="14.025cm" svg:x2="14.972cm" svg:y2="15.34cm">
            <text:p/>
          </draw:line>
          <draw:frame draw:style-name="gr14" draw:text-style-name="P3" draw:layer="layout" svg:width="3.501cm" svg:height="1.659cm" draw:transform="rotate (1.54391825631418) translate (13.992cm 17.087cm)">
            <draw:text-box>
              <text:p><text:span text:style-name="T2">15:0</text:span></text:p>
            </draw:text-box>
          </draw:frame>
          <draw:line draw:style-name="gr2" draw:text-style-name="P1" draw:layer="layout" svg:x1="14.333cm" svg:y1="14.025cm" svg:x2="14.972cm" svg:y2="15.34cm">
            <text:p/>
          </draw:line>
        </draw:g>
        <draw:line draw:style-name="gr10" draw:text-style-name="P1" draw:layer="layout" svg:x1="24.252cm" svg:y1="9.79cm" svg:x2="20.564cm" svg:y2="9.79cm">
          <text:p/>
        </draw:line>
        <draw:frame draw:style-name="gr11" draw:layer="layout" svg:width="3.213cm" svg:height="1.106cm" svg:x="21.587cm" svg:y="8.622cm">
          <draw:text-box>
            <text:p>Read</text:p>
          </draw:text-box>
        </draw:frame>
        <draw:frame draw:style-name="gr9" draw:layer="layout" svg:width="2.666cm" svg:height="1.107cm" svg:x="22.025cm" svg:y="19.199cm">
          <draw:text-box>
            <text:p>Write</text:p>
          </draw:text-box>
        </draw:frame>
        <draw:line draw:style-name="gr10" draw:text-style-name="P1" draw:layer="layout" svg:x1="24.8cm" svg:y1="18.699cm" svg:x2="21.112cm" svg:y2="18.699cm">
          <text:p/>
        </draw:line>
        <draw:g>
          <draw:line draw:style-name="gr13" draw:text-style-name="P1" draw:layer="layout" svg:x1="24.332cm" svg:y1="15.311cm" svg:x2="21.066cm" svg:y2="15.274cm">
            <text:p/>
          </draw:line>
          <draw:line draw:style-name="gr2" draw:text-style-name="P1" draw:layer="layout" svg:x1="23.358cm" svg:y1="14.645cm" svg:x2="23.997cm" svg:y2="15.96cm">
            <text:p/>
          </draw:line>
          <draw:frame draw:style-name="gr15" draw:text-style-name="P3" draw:layer="layout" svg:width="3.5cm" svg:height="1.659cm" draw:transform="rotate (1.54391825631418) translate (23.017cm 17.707cm)">
            <draw:text-box>
              <text:p><text:span text:style-name="T2">15:0</text:span></text:p>
            </draw:text-box>
          </draw:frame>
          <draw:line draw:style-name="gr2" draw:text-style-name="P1" draw:layer="layout" svg:x1="23.358cm" svg:y1="14.645cm" svg:x2="23.997cm" svg:y2="15.96cm">
            <text:p/>
          </draw:line>
        </draw:g>
        <draw:frame draw:style-name="gr9" draw:layer="layout" svg:width="2.666cm" svg:height="1.107cm" svg:x="22.28cm" svg:y="13.149cm">
          <draw:text-box>
            <text:p>Err</text:p>
          </draw:text-box>
        </draw:frame>
        <draw:line draw:style-name="gr10" draw:text-style-name="P1" draw:layer="layout" svg:x1="21.149cm" svg:y1="14.172cm" svg:x2="23.924cm" svg:y2="14.172cm">
          <text:p/>
        </draw:line>
        <draw:line draw:style-name="gr10" draw:text-style-name="P1" draw:layer="layout" svg:x1="6.397cm" svg:y1="15.048cm" svg:x2="3.038cm" svg:y2="15.048cm">
          <text:p/>
        </draw:line>
        <draw:frame draw:style-name="gr11" draw:layer="layout" svg:width="3.067cm" svg:height="1.106cm" svg:x="2.454cm" svg:y="14.026cm">
          <draw:text-box>
            <text:p>SDCS</text:p>
          </draw:text-box>
        </draw:frame>
        <draw:line draw:style-name="gr10" draw:text-style-name="P1" draw:layer="layout" svg:x1="6.545cm" svg:y1="13.675cm" svg:x2="3.186cm" svg:y2="13.675cm">
          <text:p/>
        </draw:line>
        <draw:frame draw:style-name="gr11" draw:layer="layout" svg:width="2.775cm" svg:height="1.106cm" svg:x="2.746cm" svg:y="12.419cm">
          <draw:text-box>
            <text:p>SDDO</text:p>
          </draw:text-box>
        </draw:frame>
        <draw:g>
          <draw:line draw:style-name="gr13" draw:text-style-name="P1" draw:layer="layout" svg:x1="12.093cm" svg:y1="16.963cm" svg:x2="15.664cm" svg:y2="16.957cm">
            <text:p/>
          </draw:line>
          <draw:line draw:style-name="gr2" draw:text-style-name="P1" draw:layer="layout" svg:x1="13.168cm" svg:y1="17.676cm" svg:x2="12.451cm" svg:y2="16.248cm">
            <text:p/>
          </draw:line>
          <draw:frame draw:style-name="gr16" draw:text-style-name="P3" draw:layer="layout" svg:width="3.827cm" svg:height="1.812cm" draw:transform="rotate (1.57236712312169) translate (12.764cm 17.239cm)">
            <draw:text-box>
              <text:p><text:span text:style-name="T2">15:0</text:span></text:p>
            </draw:text-box>
          </draw:frame>
          <draw:line draw:style-name="gr2" draw:text-style-name="P1" draw:layer="layout" svg:x1="13.168cm" svg:y1="17.676cm" svg:x2="12.451cm" svg:y2="16.248cm">
            <text:p/>
          </draw:line>
        </draw:g>
        <draw:g>
          <draw:line draw:style-name="gr13" draw:text-style-name="P1" draw:layer="layout" svg:x1="20.939cm" svg:y1="17.51cm" svg:x2="25.386cm" svg:y2="17.503cm">
            <text:p/>
          </draw:line>
          <draw:line draw:style-name="gr2" draw:text-style-name="P1" draw:layer="layout" svg:x1="22.277cm" svg:y1="18.399cm" svg:x2="21.384cm" svg:y2="16.62cm">
            <text:p/>
          </draw:line>
          <draw:frame draw:style-name="gr17" draw:text-style-name="P3" draw:layer="layout" svg:width="4.766cm" svg:height="2.259cm" draw:transform="rotate (1.57219259019649) translate (21.601cm 17.715cm)">
            <draw:text-box>
              <text:p><text:span text:style-name="T2">15:0</text:span></text:p>
            </draw:text-box>
          </draw:frame>
          <draw:line draw:style-name="gr2" draw:text-style-name="P1" draw:layer="layout" svg:x1="22.277cm" svg:y1="18.399cm" svg:x2="21.384cm" svg:y2="16.62cm">
            <text:p/>
          </draw:line>
        </draw:g>
        <draw:frame draw:style-name="gr18" draw:layer="layout" svg:width="3.944cm" svg:height="1.602cm" svg:x="12.093cm" svg:y="4.683cm">
          <draw:text-box>
            <text:p>Enable</text:p>
          </draw:text-box>
        </draw:frame>
        <draw:line draw:style-name="gr10" draw:text-style-name="P1" draw:layer="layout" svg:x1="17.205cm" svg:y1="13.149cm" svg:x2="17.205cm" svg:y2="14.171cm">
          <text:p/>
        </draw:line>
        <draw:line draw:style-name="gr10" draw:text-style-name="P1" draw:layer="layout" svg:x1="2.308cm" svg:y1="15.924cm" svg:x2="6.543cm" svg:y2="15.924cm">
          <text:p/>
        </draw:line>
        <draw:line draw:style-name="gr10" draw:text-style-name="P1" draw:layer="layout" svg:x1="6.543cm" svg:y1="17.531cm" svg:x2="2.6cm" svg:y2="17.531cm">
          <text:p/>
        </draw:line>
        <draw:frame draw:style-name="gr19" draw:layer="layout" svg:width="3.067cm" svg:height="2.04cm" svg:x="2.016cm" svg:y="17.828cm">
          <draw:text-box>
            <text:p>SDCL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5-10-25T16:07:50.401751712</meta:creation-date>
    <dc:date>2015-10-25T21:18:35.098878426</dc:date>
    <dc:creator>Mentor Graphics</dc:creator>
    <meta:editing-duration>PT8M46S</meta:editing-duration>
    <meta:editing-cycles>3</meta:editing-cycles>
    <meta:generator>LibreOffice/4.2.8.2$Linux_X86_64 LibreOffice_project/420$Build-2</meta:generator>
    <meta:document-statistic meta:object-count="75"/>
  </office:meta>
</office:document-meta>
</file>